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span text:style-name="Strong_20_Emphasis">Vocabs</text:span><text:line-break/><text:line-break/>In broad day light - din dahare/ din ke ujale mein<text:line-break/>break the ice - pehel karna/ chupi / shanti tordna<text:line-break/>from scratch- bilkul shuruwat karna<text:line-break/>in a nutshell- satchep me baat karna<text:line-break/>off n on - kabhi kabhi<text:line-break/>speak highly of - tareef karna<text:line-break/>safe n sound - sahi salamat<text:line-break/>hodge podge - gardh bardh karna/ast veast<text:line-break/>on the verge of - kagaar par<text:line-break/>child's play - bacchon ka khel <text:line-break/><text:line-break/><text:span text:style-name="Strong_20_Emphasis">Connectors</text:span><text:line-break/> connectors are words that connect two or more sentences together<text:line-break/> <text:line-break/> In Contrast - iske vipreet<text:line-break/> In contrast with her sister , she is very tall.<text:line-break/> <text:line-break/> However - halaki<text:line-break/> Tom couldn't bribe Mary . However, he tried<text:line-break/> <text:line-break/> Nevertheless - fir bhi<text:line-break/> She was very tired, nevertheless, she kept on working.<text:line-break/> <text:line-break/> Instead - bajai<text:line-break/> <text:line-break/> I didn't want to drive, instead i booked a cab.<text:line-break/> <text:line-break/> In the same way - usi tarah se<text:line-break/> They should be treated in the same way as others.<text:line-break/> <text:line-break/> Also - iske alawa<text:line-break/> She is a talented singer . Also , a fine actress<text:line-break/> <text:line-break/> Thus - is prakar<text:line-break/> He didnt work hard. Thus he was fired.<text:line-break/> <text:line-break/> Therefore - isliye<text:line-break/> He worked hardest; therefore he got the promotion.<text:line-break/> <text:line-break/> Accordingly - usi ke anusaar<text:line-break/> The car is made with the best materials n is priced accordingly.<text:line-break/> <text:line-break/> To begin with - shuruwat ke liye<text:line-break/> To begin with ,she's too young for that kind of job<text:line-break/> <text:line-break/> In addition - ke atarikt/alawa<text:line-break/> In addition to basketball, I good at football.<text:line-break/> <text:line-break/> In fact - Asal me<text:line-break/> He isn't a doc, infact he's a teacher.<text:line-break/>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77835955</dc:title>
    <meta:initial-creator>Etherpad</meta:initial-creator>
    <dc:creator>Etherpad</dc:creator>
    <meta:document-statistic meta:table-count="0" meta:image-count="0" meta:object-count="0" meta:page-count="1" meta:paragraph-count="1" meta:word-count="252" meta:character-count="1364" meta:non-whitespace-character-count="1056"/>
    <meta:generator>LibreOffice/6.2.8.2$Linux_X86_64 LibreOffice_project/20$Build-2</meta:generator>
    <meta:user-defined meta:name=""/>
  </office:meta>
</office:document-meta>
</file>